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DejaVu San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laude ---</text:p>
      <text:p text:style-name="P1"/>
      <text:p text:style-name="P1">Logická analýza kódu — nalezené nedostatky</text:p>
      <text:p text:style-name="P1">Datum: 2026-02-19</text:p>
      <text:p text:style-name="P1"/>
      <text:p text:style-name="P1">══════════════════════════════════════════════════════════════════</text:p>
      <text:p text:style-name="P1">KRITICKÉ — může způsobit ztrátu dat</text:p>
      <text:p text:style-name="P1">══════════════════════════════════════════════════════════════════</text:p>
      <text:p text:style-name="P1"/>
      <text:p text:style-name="P1">1. Autosave potichu přepíše external změny</text:p>
      <text:p text:style-name="P1"><text:s text:c="3"/>Soubor: <text:s/>src/app/workspace/background.rs:19</text:p>
      <text:p text:style-name="P1"/>
      <text:p text:style-name="P1"><text:s text:c="3"/>Kód:</text:p>
      <text:p text:style-name="P1"><text:s text:c="5"/>if a == b &amp;&amp; !ws.editor.is_modified() {</text:p>
      <text:p text:style-name="P1"><text:s text:c="9"/>ws.editor.reload_from_disk();</text:p>
      <text:p text:style-name="P1"><text:s text:c="5"/>}</text:p>
      <text:p text:style-name="P1"/>
      <text:p text:style-name="P1"><text:s text:c="3"/>Problém:</text:p>
      <text:p text:style-name="P1"><text:s text:c="5"/>Pokud máte v editoru neuložené změny a zároveň nějaký externí nástroj</text:p>
      <text:p text:style-name="P1"><text:s text:c="5"/>(Git, formatter, jiný editor…) změní soubor na disku — reload se</text:p>
      <text:p text:style-name="P1"><text:s text:c="5"/>neprovede, protože podmínka is_modified() je true. Autosave pak za</text:p>
      <text:p text:style-name="P1"><text:s text:c="5"/>500 ms potichu přepíše verzi na disku svou starší verzí.</text:p>
      <text:p text:style-name="P1"><text:s text:c="5"/>Uživatel nevidí žádné varování.</text:p>
      <text:p text:style-name="P1"/>
      <text:p text:style-name="P1"><text:s text:c="3"/>Správné chování:</text:p>
      <text:p text:style-name="P1"><text:s text:c="5"/>Zobrazit dialog „Soubor byl změněn externě — sloučit / přepsat / zahodit?"</text:p>
      <text:p text:style-name="P1"/>
      <text:p text:style-name="P1">──────────────────────────────────────────────────────────────────</text:p>
      <text:p text:style-name="P1"/>
      <text:p text:style-name="P1">2. Ctrl+S na smazaný soubor selže potichu</text:p>
      <text:p text:style-name="P1"><text:s text:c="3"/>Soubor: <text:s/>src/app/modules/editor/mod.rs:268-280</text:p>
      <text:p text:style-name="P1"/>
      <text:p text:style-name="P1"><text:s text:c="3"/>Kód:</text:p>
      <text:p text:style-name="P1"><text:s text:c="5"/>Err(_) =&gt; {</text:p>
      <text:p text:style-name="P1"><text:s text:c="9"/>tab.save_status = SaveStatus::Modified;</text:p>
      <text:p text:style-name="P1"><text:s text:c="5"/>}</text:p>
      <text:p text:style-name="P1"/>
      <text:p text:style-name="P1"><text:s text:c="3"/>Problém:</text:p>
      <text:p text:style-name="P1"><text:s text:c="5"/>Autosave sice kontroluje !t.deleted, ale manuální Ctrl+S ne.</text:p>
      <text:p text:style-name="P1"><text:s text:c="5"/>Pokud je soubor označen ⚠ (smazán z disku) a uživatel stiskne Ctrl+S,</text:p>
      <text:p text:style-name="P1"><text:s text:c="5"/>fs::write selže a error se tiše zahodí. Uživatel vidí jen ● v záložce</text:p>
      <text:p text:style-name="P1"><text:s text:c="5"/>a neví, že data nebyla nikam uložena.</text:p>
      <text:p text:style-name="P1"/>
      <text:p text:style-name="P1"><text:s text:c="3"/>Správné chování:</text:p>
      <text:p text:style-name="P1"><text:s text:c="5"/>Při selhání uložení zobrazit toast notifikaci s chybou nebo varováním.</text:p>
      <text:p text:style-name="P1"/>
      <text:p text:style-name="P1"/>
      <text:p text:style-name="P1"/>
      <text:p text:style-name="P1"/>
      <text:p text:style-name="P1"/>
      <text:p text:style-name="P1"/>
      <text:p text:style-name="P1"/>
      <text:p text:style-name="P1"><text:soft-page-break/>══════════════════════════════════════════════════════════════════</text:p>
      <text:p text:style-name="P1">STŘEDNÍ — nekonzistentní stav nebo špatné UX</text:p>
      <text:p text:style-name="P1">══════════════════════════════════════════════════════════════════</text:p>
      <text:p text:style-name="P1"/>
      <text:p text:style-name="P1">3. Sdílené modal ID v multi-window</text:p>
      <text:p text:style-name="P1"><text:s text:c="3"/>Soubor: <text:s/>src/app/workspace.rs:753</text:p>
      <text:p text:style-name="P1"/>
      <text:p text:style-name="P1"><text:s text:c="3"/>Kód:</text:p>
      <text:p text:style-name="P1"><text:s text:c="5"/>"ws_new_project_modal" <text:s text:c="2"/>// hardcoded stejné pro všechna okna</text:p>
      <text:p text:style-name="P1"/>
      <text:p text:style-name="P1"><text:s text:c="3"/>Problém:</text:p>
      <text:p text:style-name="P1"><text:s text:c="5"/>Všechna sekundární okna sdílí jeden egui Context. Pokud by uživatel</text:p>
      <text:p text:style-name="P1"><text:s text:c="5"/>otevřel dialog „Nový projekt" ve dvou oknech najednou, oba by sdílely</text:p>
      <text:p text:style-name="P1"><text:s text:c="5"/>stejný modal stav — formulář by se mohl mixovat nebo jeden dialog</text:p>
      <text:p text:style-name="P1"><text:s text:c="5"/>by zhasl druhý.</text:p>
      <text:p text:style-name="P1"/>
      <text:p text:style-name="P1"><text:s text:c="3"/>Oprava:</text:p>
      <text:p text:style-name="P1"><text:s text:c="5"/>Do ID přidat cestu projektu nebo ViewportId.</text:p>
      <text:p text:style-name="P1"><text:s text:c="5"/>Např. format!("ws_new_project_{}", ws.root_path.display())</text:p>
      <text:p text:style-name="P1"/>
      <text:p text:style-name="P1">──────────────────────────────────────────────────────────────────</text:p>
      <text:p text:style-name="P1"/>
      <text:p text:style-name="P1">4. IPC — race condition při zápisu session.json / recent.json</text:p>
      <text:p text:style-name="P1"><text:s text:c="3"/>Soubor: <text:s/>src/ipc.rs (funkce save_paths)</text:p>
      <text:p text:style-name="P1"/>
      <text:p text:style-name="P1"><text:s text:c="3"/>Problém:</text:p>
      <text:p text:style-name="P1"><text:s text:c="5"/>Zápis probíhá přes atomický rename (tmp → json), což je správně,</text:p>
      <text:p text:style-name="P1"><text:s text:c="5"/>ale file locking není implementován. Při rychlém otevírání/zavírání</text:p>
      <text:p text:style-name="P1"><text:s text:c="5"/>více oken si dvě instance mohou navzájem přepsat soubor a poslední</text:p>
      <text:p text:style-name="P1"><text:s text:c="5"/>zápis vyhraje — přijdete o část nedávných projektů nebo session.</text:p>
      <text:p text:style-name="P1"><text:s text:c="5"/>V praxi vzácné, ale možné.</text:p>
      <text:p text:style-name="P1"/>
      <text:p text:style-name="P1">──────────────────────────────────────────────────────────────────</text:p>
      <text:p text:style-name="P1"/>
      <text:p text:style-name="P1">5. Git refresh vlákna — thread leak</text:p>
      <text:p text:style-name="P1"><text:s text:c="3"/>Soubor: <text:s/>src/app/workspace/background.rs:120-130</text:p>
      <text:p text:style-name="P1"/>
      <text:p text:style-name="P1"><text:s text:c="3"/>Problém:</text:p>
      <text:p text:style-name="P1"><text:s text:c="5"/>fetch_git_branch() a fetch_git_status() spouštějí vlákno.</text:p>
      <text:p text:style-name="P1"><text:s text:c="5"/>Pokud se workspace zavře dřív, než vlákno skončí, Receiver je dropnut,</text:p>
      <text:p text:style-name="P1"><text:s text:c="5"/>ale vlákno (a git status proces) doběhne a zapíše do mrtvého kanálu.</text:p>
      <text:p text:style-name="P1"><text:s text:c="5"/>Při rychlém otevírání/zavírání projektů se vlákna hromadí.</text:p>
      <text:p text:style-name="P1"><text:s text:c="5"/>Nejde o memory leak v pravém slova smyslu (vlákna doběhnou a zaniknou),</text:p>
      <text:p text:style-name="P1"><text:s text:c="5"/>ale může to zpomalit editor při intenzivním použití.</text:p>
      <text:p text:style-name="P1"/>
      <text:p text:style-name="P1">──────────────────────────────────────────────────────────────────</text:p>
      <text:p text:style-name="P1"/>
      <text:p text:style-name="P1">6. Terminal — tichý exit bez oznámení</text:p>
      <text:p text:style-name="P1"><text:s text:c="3"/>Soubor: <text:s/>src/app/modules/terminal.rs</text:p>
      <text:p text:style-name="P1"/>
      <text:p text:style-name="P1"><text:s text:c="3"/>Problém:</text:p>
      <text:p text:style-name="P1"><text:s text:c="5"/>Pokud build terminál nebo AI terminál ukončí svůj proces (cargo doběhne,</text:p>
      <text:p text:style-name="P1"><text:soft-page-break/><text:s text:c="5"/>AI session vyprší), nastaví se exited = true, ale terminál mlčky zamrzne.</text:p>
      <text:p text:style-name="P1"><text:s text:c="5"/>Uživatel nevidí žádné hlášení a může si myslet, že terminál stále běží.</text:p>
      <text:p text:style-name="P1"/>
      <text:p text:style-name="P1"><text:s text:c="3"/>Správné chování:</text:p>
      <text:p text:style-name="P1"><text:s text:c="5"/>Zobrazit hlášku „[Proces skončil — stiskněte R pro restart]" v terminálu.</text:p>
      <text:p text:style-name="P1"/>
      <text:p text:style-name="P1">══════════════════════════════════════════════════════════════════</text:p>
      <text:p text:style-name="P1">KOSMETICKÉ — neohrožuje data, ale matoucí UX</text:p>
      <text:p text:style-name="P1">══════════════════════════════════════════════════════════════════</text:p>
      <text:p text:style-name="P1"/>
      <text:p text:style-name="P1">7. Session restore bez smazaných projektů</text:p>
      <text:p text:style-name="P1"><text:s text:c="3"/>Soubor: <text:s/>src/ipc.rs (funkce load_session)</text:p>
      <text:p text:style-name="P1"/>
      <text:p text:style-name="P1"><text:s text:c="3"/>Problém:</text:p>
      <text:p text:style-name="P1"><text:s text:c="5"/>Cesty k neexistujícím projektům se tiše filtrují. Pokud jste měli</text:p>
      <text:p text:style-name="P1"><text:s text:c="5"/>3 projekty a 2 složky smazali, editor se spustí přímo na startup dialog</text:p>
      <text:p text:style-name="P1"><text:s text:c="5"/>bez jakéhokoliv vysvětlení. Uživatel neví, proč se session neobnovila.</text:p>
      <text:p text:style-name="P1"/>
      <text:p text:style-name="P1">══════════════════════════════════════════════════════════════════</text:p>
      <text:p text:style-name="P1">FALSE POSITIVES — původně hlášeno, po ověření v kódu bezpečné</text:p>
      <text:p text:style-name="P1">══════════════════════════════════════════════════════════════════</text:p>
      <text:p text:style-name="P1"/>
      <text:p text:style-name="P1">- File picker selected — index out of bounds</text:p>
      <text:p text:style-name="P1"><text:s text:c="2"/>update_filter() na workspace.rs:70 vždy resetuje selected = 0.</text:p>
      <text:p text:style-name="P1"><text:s text:c="2"/>Panic nehrozí.</text:p>
      <text:p text:style-name="P1"/>
      <text:p text:style-name="P1">- Search replace_current — špatné byte offsets</text:p>
      <text:p text:style-name="P1"><text:s text:c="2"/>update_search() na search.rs:90 přepočítá všechny pozice od začátku.</text:p>
      <text:p text:style-name="P1"><text:s text:c="2"/>Funguje správně.</text:p>
      <text:p text:style-name="P1"/>
      <text:p text:style-name="P1">══════════════════════════════════════════════════════════════════</text:p>
      <text:p text:style-name="P1">SHRNUTÍ PRIORIT</text:p>
      <text:p text:style-name="P1">══════════════════════════════════════════════════════════════════</text:p>
      <text:p text:style-name="P1"/>
      <text:p text:style-name="P1"><text:s text:c="2"/>Priorita <text:s/>Problém <text:s text:c="36"/>Riziko</text:p>
      <text:p text:style-name="P1"><text:s text:c="2"/>────────────────────────────────────────────────────────────────</text:p>
      <text:p text:style-name="P1"><text:s text:c="2"/>[1] KRIT <text:s/>Autosave přepíše external změny <text:s text:c="12"/>ztráta dat</text:p>
      <text:p text:style-name="P1"><text:s text:c="2"/>[2] KRIT <text:s/>Ctrl+S na smazaný soubor selže tiše <text:s text:c="8"/>ztráta dat</text:p>
      <text:p text:style-name="P1"><text:s text:c="2"/>[3] STŘE <text:s/>Sdílené modal ID ve více oknech <text:s text:c="12"/>UI glitch</text:p>
      <text:p text:style-name="P1"><text:s text:c="2"/>[4] STŘE <text:s/>IPC race condition na JSON souborech <text:s text:c="7"/>vzácná ztráta session</text:p>
      <text:p text:style-name="P1"><text:s text:c="2"/>[5] STŘE <text:s/>Git thread leak <text:s text:c="28"/>výkon</text:p>
      <text:p text:style-name="P1"><text:s text:c="2"/>[6] STŘE <text:s/>Terminal tichý exit <text:s text:c="24"/>matoucí UX</text:p>
      <text:p text:style-name="P1"><text:s text:c="2"/>[7] KOSM <text:s/>Session restore bez vysvětlení <text:s text:c="13"/>matoucí UX</text:p>
      <text:p text:style-name="P1"/>
      <text:p text:style-name="P1"/>
      <text:p text:style-name="P1"/>
      <text:p text:style-name="P1"/>
      <text:p text:style-name="P1"/>
      <text:p text:style-name="P1"/>
      <text:p text:style-name="P1"/>
      <text:p text:style-name="P1"/>
      <text:p text:style-name="P1"/>
      <text:p text:style-name="P1"><text:soft-page-break/>--- Codex ---</text:p>
      <text:p text:style-name="P1"/>
      <text:p text:style-name="P1">Doplneni logicke analyzy (aktualni stav kodu):</text:p>
      <text:p text:style-name="P1"/>
      <text:p text:style-name="P1">1. [VYSOKA] Unik operaci mimo koren projektu ve FileTree</text:p>
      <text:p text:style-name="P1"><text:s text:c="3"/>Soubory: src/app/modules/file_tree.rs:464, src/app/modules/file_tree.rs:541</text:p>
      <text:p text:style-name="P1"><text:s text:c="3"/>Problem:</text:p>
      <text:p text:style-name="P1"><text:s text:c="3"/>Vytvoreni souboru/adresare i prejmenovani sklada cestu jako parent.join(user_input)</text:p>
      <text:p text:style-name="P1"><text:s text:c="3"/>bez validace vstupu. Vstup typu ../neco nebo obsahujici / umozni zapis/prejmenovani</text:p>
      <text:p text:style-name="P1"><text:s text:c="3"/>mimo otevreny projekt.</text:p>
      <text:p text:style-name="P1"/>
      <text:p text:style-name="P1">2. [VYSOKA] Neni vynucena architektura single-process multi-window</text:p>
      <text:p text:style-name="P1"><text:s text:c="3"/>Soubory: src/app/mod.rs:72, src/main.rs:38, src/ipc.rs:386</text:p>
      <text:p text:style-name="P1"><text:s text:c="3"/>Problem:</text:p>
      <text:p text:style-name="P1"><text:s text:c="3"/>Kdyz IpcServer::start() vrati None (primarni instance uz bezi), aplikace se stejne</text:p>
      <text:p text:style-name="P1"><text:s text:c="3"/>normalne spusti jako dalsi proces. Ipc::query() je dead code, takze fokus handoff</text:p>
      <text:p text:style-name="P1"><text:s text:c="3"/>mezi procesy se reálně nepouziva. Duledek: vice procesu muze prepisovat shared</text:p>
      <text:p text:style-name="P1"><text:s text:c="3"/>session/recent data.</text:p>
      <text:p text:style-name="P1"/>
      <text:p text:style-name="P1">3. [STREDNI] Watcher se neprepina pri prepnuti tabu</text:p>
      <text:p text:style-name="P1"><text:s text:c="3"/>Soubory: src/app/workspace.rs:276, src/app/modules/editor/mod.rs:299</text:p>
      <text:p text:style-name="P1"><text:s text:c="3"/>Problem:</text:p>
      <text:p text:style-name="P1"><text:s text:c="3"/>FileWatcher se nastavuje jen pri open_file_in_ws(), ne pri samotnem switchi tabu.</text:p>
      <text:p text:style-name="P1"><text:s text:c="3"/>Kdyz jsou taby z ruznych adresaru, externi zmeny aktivniho tabu se nemusi zachytit.</text:p>
      <text:p text:style-name="P1"/>
      <text:p text:style-name="P1">4. [STREDNI] Automaticke otevirani novych souboru z watcheru</text:p>
      <text:p text:style-name="P1"><text:s text:c="3"/>Soubor: src/app/workspace/background.rs:43, src/app/workspace/background.rs:65</text:p>
      <text:p text:style-name="P1"><text:s text:c="3"/>Problem:</text:p>
      <text:p text:style-name="P1"><text:s text:c="3"/>Kazdy FsChange::Created(file) muze otevrit soubor v editoru. To vede k nahodnemu</text:p>
      <text:p text:style-name="P1"><text:s text:c="3"/>otevirani generovanych/technickych souboru a rusi workflow.</text:p>
      <text:p text:style-name="P1"/>
      <text:p text:style-name="P1">Poznamky:</text:p>
      <text:p text:style-name="P1">- Predpoklad je, ze cilova architektura ma zustat single-process multi-window.</text:p>
      <text:p text:style-name="P1">- Predpoklad je, ze automaticke otevreni kazdeho noveho souboru nebyl zamysleny behavior.</text:p>
      <text:p text:style-name="P1"/>
      <text:p text:style-name="P1"/>
      <text:p text:style-name="P1"/>
      <text:p text:style-name="P1"/>
      <text:p text:style-name="P1"/>
      <text:p text:style-name="P1"/>
      <text:p text:style-name="P1"/>
      <text:p text:style-name="P1"/>
      <text:p text:style-name="P1"><text:soft-page-break/>--- Gemini ---</text:p>
      <text:p text:style-name="P1"/>
      <text:p text:style-name="P1">LOGICKÁ ANALÝZA A POTENCIÁLNÍ NEDOSTATKY</text:p>
      <text:p text:style-name="P1">=======================================</text:p>
      <text:p text:style-name="P1"/>
      <text:p text:style-name="P1">1. Správa sezení a konkurenční zápis (Race Conditions)</text:p>
      <text:p text:style-name="P1">Aplikace podporuje více oken, ale všechna sdílejí jeden konfigurační soubor sezení. Pokud běží více nezávislých procesů editoru, mohou si navzájem přepisovat `session.json`, protože zápis není atomický ani chráněný zámkem na úrovni souborového systému.</text:p>
      <text:p text:style-name="P1"/>
      <text:p text:style-name="P1">2. Životní cyklus vláken na pozadí (Thread Leaks)</text:p>
      <text:p text:style-name="P1">Vlákna spouštěná přes `std::thread::spawn` (Git status, indexace, AI tool check) jsou typu "fire and forget". Při rychlém zavírání a otevírání projektů mohou stará vlákna stále běžet na pozadí a zbytečně konzumovat CPU a I/O, protože neexistuje mechanismus pro jejich předčasné ukončení (cancellation).</text:p>
      <text:p text:style-name="P1"/>
      <text:p text:style-name="P1">3. Náročnost vykreslování (UI Performance)</text:p>
      <text:p text:style-name="P1">Vynucené překreslování v každém snímku (kvůli terminálu a autosave) v kombinaci s "immediate mode" architekturou egui může vést k vysokému vytížení CPU u velkých projektů. Každý snímek prochází všechny aktivní kanály a stavy, což by mělo být lépe kešováno.</text:p>
      <text:p text:style-name="P1"/>
      <text:p text:style-name="P1">4. Robustnost IPC (Inter-Process Communication)</text:p>
      <text:p text:style-name="P1">Unix sockety pro detekci běžící instance jsou náchylné na "zombie" soubory socketů po pádu aplikace. Pokud soubor socketu zůstane na disku, nová instance se může mylně domnívat, že jiný editor již běží, a odmítne se spustit.</text:p>
      <text:p text:style-name="P1"/>
      <text:p text:style-name="P1">5. Správa dceřiných procesů v PTY</text:p>
      <text:p text:style-name="P1">Při ukončení aplikace neprobíhá explicitní rekurzivní ukončování celých procesních skupin spuštěných v terminálech (AI panel, Build panel). To může vést k tomu, že procesy jako `cargo run` nebo AI nástroje zůstanou běžet na pozadí jako sirotci (orphans).</text:p>
      <text:p text:style-name="P1"/>
      <text:p text:style-name="P1">6. Statická detekce nástrojů</text:p>
      <text:p text:style-name="P1">Kontrola dostupnosti AI nástrojů probíhá pouze při inicializaci pracovního prostoru. Pokud je nástroj nainstalován během běhu aplikace, editor jej nerozpozná bez restartu daného ok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2-19T13:38:13.843653947</dc:date>
    <meta:editing-duration>PT2M31S</meta:editing-duration>
    <meta:editing-cycles>1</meta:editing-cycles>
    <meta:document-statistic meta:table-count="0" meta:image-count="0" meta:object-count="0" meta:page-count="5" meta:paragraph-count="150" meta:word-count="1016" meta:character-count="8757" meta:non-whitespace-character-count="7355"/>
    <meta:generator>LibreOffice/25.2.3.2$Linux_X86_64 LibreOffice_project/520$Build-2</meta:generator>
  </office:meta>
</office:document-meta>
</file>